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69DA5003F2E5B08F.png" manifest:media-type="image/png"/>
  <manifest:file-entry manifest:full-path="Object 1/Pictures/1000000000000008000000083A18062E874C4EFA.png" manifest:media-type="image/png"/>
  <manifest:file-entry manifest:full-path="Object 1/Pictures/1000000000000008000000087F7D8F9F8E9E81F3.png" manifest:media-type="image/png"/>
  <manifest:file-entry manifest:full-path="Object 1/Pictures/1000000000000008000000086F05C961987F4AB0.png" manifest:media-type="image/png"/>
  <manifest:file-entry manifest:full-path="Object 1/Pictures/1000000000000008000000083168A09A3C5B704F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564.75pt" svg:height="397.53pt" svg:x="368.02pt" svg:y="6.04pt">
            <draw:object draw:notify-on-update-of-ranges="Planilha1.A2:Planilha1.A12 Planilha1.B1:Planilha1.B1 Planilha1.B2:Planilha1.B12 Planilha1.C1:Planilha1.C1 Planilha1.C2:Planilha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imultaneous users</text:p>
          </table:table-cell>
          <table:table-cell table:style-name="ce1" office:value-type="string" calcext:value-type="string">
            <text:p>MNG OFF</text:p>
          </table:table-cell>
          <table:table-cell table:style-name="ce1" office:value-type="string" calcext:value-type="string">
            <text:p>MNG ON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.603" calcext:value-type="float">
            <text:p>110.603</text:p>
          </table:table-cell>
          <table:table-cell office:value-type="float" office:value="110.576" calcext:value-type="float">
            <text:p>110.576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4.28402" calcext:value-type="float">
            <text:p>864.28402</text:p>
          </table:table-cell>
          <table:table-cell office:value-type="float" office:value="863.49351" calcext:value-type="float">
            <text:p>863.4935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2.51774" calcext:value-type="float">
            <text:p>1652.51774</text:p>
          </table:table-cell>
          <table:table-cell office:value-type="float" office:value="1664.99556" calcext:value-type="float">
            <text:p>1664.99556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76.36506333333" calcext:value-type="float">
            <text:p>2476.36506333333</text:p>
          </table:table-cell>
          <table:table-cell office:value-type="float" office:value="2481.01660666667" calcext:value-type="float">
            <text:p>2481.0166066666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34.07232858493" calcext:value-type="float">
            <text:p>3334.07232858493</text:p>
          </table:table-cell>
          <table:table-cell office:value-type="float" office:value="3335.9896025" calcext:value-type="float">
            <text:p>3335.9896025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01.273348" calcext:value-type="float">
            <text:p>4201.273348</text:p>
          </table:table-cell>
          <table:table-cell office:value-type="float" office:value="4214.116982785" calcext:value-type="float">
            <text:p>4214.116982785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61.79336298894" calcext:value-type="float">
            <text:p>5061.79336298894</text:p>
          </table:table-cell>
          <table:table-cell office:value-type="float" office:value="5076.71273166667" calcext:value-type="float">
            <text:p>5076.71273166667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96.58690714286" calcext:value-type="float">
            <text:p>5896.58690714286</text:p>
          </table:table-cell>
          <table:table-cell office:value-type="float" office:value="6007.51710714286" calcext:value-type="float">
            <text:p>6007.51710714286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739.04680625" calcext:value-type="float">
            <text:p>6739.04680625</text:p>
          </table:table-cell>
          <table:table-cell office:value-type="float" office:value="6739.05600625" calcext:value-type="float">
            <text:p>6739.05600625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590.31913111111" calcext:value-type="float">
            <text:p>7590.31913111111</text:p>
          </table:table-cell>
          <table:table-cell office:value-type="float" office:value="7595.87421777778" calcext:value-type="float">
            <text:p>7595.87421777778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37.218454" calcext:value-type="float">
            <text:p>8437.218454</text:p>
          </table:table-cell>
          <table:table-cell office:value-type="float" office:value="8440.50132011881" calcext:value-type="float">
            <text:p>8440.5013201188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8:23:00.880000000</meta:creation-date>
    <dc:date>2019-07-01T11:32:11.342000000</dc:date>
    <meta:editing-duration>PT1H45M49S</meta:editing-duration>
    <meta:editing-cycles>1</meta:editing-cycles>
    <meta:document-statistic meta:table-count="1" meta:cell-count="36" meta:object-count="1"/>
    <meta:generator>LibreOffice/6.0.3.2$Windows_X86_64 LibreOffice_project/8f48d515416608e3a835360314dac7e47fd0b8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loext:label-stroke-color="#3465a4" chart:link-data-style-to-source="true" chart:data-label-number="value" chart:data-label-text="false" chart:data-label-symbol="false" style:rotation-angle="60"/>
      <style:graphic-properties draw:fill-color="#cccccc" draw:fill-image-name="ChartBitmap_20_1" dr3d:edge-rounding="5%"/>
      <style:text-properties fo:font-size="10pt" style:font-size-asian="10pt" style:font-size-complex="10pt"/>
    </style:style>
    <style:style style:name="ch12" style:family="chart" style:data-style-name="N121">
      <style:chart-properties loext:label-stroke-color="#3465a4" chart:link-data-style-to-source="true" chart:data-label-number="value" chart:data-label-text="false" chart:data-label-symbol="false" chart:label-position="top" style:rotation-angle="60"/>
      <style:graphic-properties draw:fill="bitmap" draw:fill-color="#ff420e" draw:fill-image-name="ChartBitmap_20_5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24cm" svg:height="14.025cm" xlink:href=".." xlink:type="simple" chart:class="chart:bar" chart:style-name="ch1">
        <chart:title svg:x="8cm" svg:y="0.416cm" chart:style-name="ch2">
          <text:p>M-CaMid overhead</text:p>
        </chart:title>
        <chart:subtitle svg:x="6.823cm" svg:y="1.475cm" chart:style-name="ch3">
          <text:p>Management off and on comparison</text:p>
        </chart:subtitle>
        <chart:legend chart:legend-position="end" svg:x="17.581cm" svg:y="6.464cm" style:legend-expansion="high" chart:style-name="ch4"/>
        <chart:plot-area chart:style-name="ch5" table:cell-range-address="Planilha1.A1:Planilha1.C12" chart:data-source-has-labels="both" svg:x="1.409cm" svg:y="2.438cm" svg:width="15.774cm" svg:height="10.326cm">
          <chartooo:coordinate-region svg:x="2.401cm" svg:y="2.637cm" svg:width="14.782cm" svg:height="9.48cm"/>
          <chart:axis chart:dimension="x" chart:name="primary-x" chart:style-name="ch6" chartooo:axis-type="auto">
            <chartooo:date-scale/>
            <chart:title svg:x="7.81cm" svg:y="13.044cm" chart:style-name="ch7">
              <text:p>Simultaneous users</text:p>
            </chart:title>
            <chart:categories table:cell-range-address="Planilha1.A2:Planilha1.A12"/>
          </chart:axis>
          <chart:axis chart:dimension="y" chart:name="primary-y" chart:style-name="ch8">
            <chart:title svg:x="0.451cm" svg:y="9.1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Planilha1.B2:Planilha1.B12" chart:label-cell-address="Planilha1.B1:Planilha1.B1" chart:class="chart:bar">
            <chart:data-point chart:repeated="11"/>
          </chart:series>
          <chart:series chart:style-name="ch12" chart:values-cell-range-address="Planilha1.C2:Planilha1.C12" chart:label-cell-address="Planilha1.C1:Planilha1.C1" chart:class="chart:bar">
            <chart:data-point chart:repeated="10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G OFF</text:p>
                <draw:g>
                  <svg:desc>Planilha1.B1:Planilha1.B1</svg:desc>
                </draw:g>
              </table:table-cell>
              <table:table-cell office:value-type="string">
                <text:p>MNG ON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2</svg:desc>
                </draw:g>
              </table:table-cell>
              <table:table-cell office:value-type="float" office:value="110.603">
                <text:p>110.603</text:p>
                <draw:g>
                  <svg:desc>Planilha1.B2:Planilha1.B12</svg:desc>
                </draw:g>
              </table:table-cell>
              <table:table-cell office:value-type="float" office:value="110.576">
                <text:p>110.576</text:p>
                <draw:g>
                  <svg:desc>Planilha1.C2:Planilha1.C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4.28402">
                <text:p>864.28402</text:p>
              </table:table-cell>
              <table:table-cell office:value-type="float" office:value="863.49351">
                <text:p>863.493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52.51774">
                <text:p>1652.51774</text:p>
              </table:table-cell>
              <table:table-cell office:value-type="float" office:value="1664.99556">
                <text:p>1664.995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76.36506333333">
                <text:p>2476.36506333333</text:p>
              </table:table-cell>
              <table:table-cell office:value-type="float" office:value="2481.01660666667">
                <text:p>2481.016606666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34.07232858493">
                <text:p>3334.07232858493</text:p>
              </table:table-cell>
              <table:table-cell office:value-type="float" office:value="3335.9896025">
                <text:p>3335.98960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01.273348">
                <text:p>4201.273348</text:p>
              </table:table-cell>
              <table:table-cell office:value-type="float" office:value="4214.116982785">
                <text:p>4214.1169827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061.79336298894">
                <text:p>5061.79336298894</text:p>
              </table:table-cell>
              <table:table-cell office:value-type="float" office:value="5076.71273166667">
                <text:p>5076.712731666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96.58690714286">
                <text:p>5896.58690714286</text:p>
              </table:table-cell>
              <table:table-cell office:value-type="float" office:value="6007.51710714286">
                <text:p>6007.51710714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39.04680625">
                <text:p>6739.04680625</text:p>
              </table:table-cell>
              <table:table-cell office:value-type="float" office:value="6739.05600625">
                <text:p>6739.056006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590.31913111111">
                <text:p>7590.31913111111</text:p>
              </table:table-cell>
              <table:table-cell office:value-type="float" office:value="7595.87421777778">
                <text:p>7595.87421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437.218454">
                <text:p>8437.218454</text:p>
              </table:table-cell>
              <table:table-cell office:value-type="float" office:value="8440.50132011881">
                <text:p>8440.50132011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69DA5003F2E5B08F.png" xlink:type="simple" xlink:show="embed" xlink:actuate="onLoad"/>
    <draw:fill-image draw:name="ChartBitmap_20_2" draw:display-name="ChartBitmap 2" xlink:href="Pictures/1000000000000008000000083A18062E874C4EFA.png" xlink:type="simple" xlink:show="embed" xlink:actuate="onLoad"/>
    <draw:fill-image draw:name="ChartBitmap_20_3" draw:display-name="ChartBitmap 3" xlink:href="Pictures/1000000000000008000000087F7D8F9F8E9E81F3.png" xlink:type="simple" xlink:show="embed" xlink:actuate="onLoad"/>
    <draw:fill-image draw:name="ChartBitmap_20_4" draw:display-name="ChartBitmap 4" xlink:href="Pictures/1000000000000008000000086F05C961987F4AB0.png" xlink:type="simple" xlink:show="embed" xlink:actuate="onLoad"/>
    <draw:fill-image draw:name="ChartBitmap_20_5" draw:display-name="ChartBitmap 5" xlink:href="Pictures/1000000000000008000000083168A09A3C5B704F.png" xlink:type="simple" xlink:show="embed" xlink:actuate="onLoad"/>
  </office:styles>
</office:document-styles>
</file>